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doop@inspiron-Inspiron-3543:~$ cd hadoop-3.2.1/sbin/</text:p>
      <text:p text:style-name="Standard">hdoop@inspiron-Inspiron-3543:~/hadoop-3.2.1/sbin$ ./start-all.sh</text:p>
      <text:p text:style-name="Standard">WARNING: Attempting to start all Apache Hadoop daemons as hdoop in 10 seconds.</text:p>
      <text:p text:style-name="Standard">WARNING: This is not a recommended production deployment configuration.</text:p>
      <text:p text:style-name="Standard">WARNING: Use CTRL-C to abort.</text:p>
      <text:p text:style-name="Standard">Starting namenodes on [localhost]</text:p>
      <text:p text:style-name="Standard">Starting datanodes</text:p>
      <text:p text:style-name="Standard">Starting secondary namenodes [inspiron-Inspiron-3543]</text:p>
      <text:p text:style-name="Standard">Starting resourcemanager</text:p>
      <text:p text:style-name="Standard">Starting nodemanagers</text:p>
      <text:p text:style-name="Standard">hdoop@inspiron-Inspiron-3543:~/hadoop-3.2.1/sbin$ cd ~</text:p>
      <text:p text:style-name="Standard">hdoop@inspiron-Inspiron-3543:~$ cd eclipse-workspace/</text:p>
      <text:p text:style-name="Standard">hdoop@inspiron-Inspiron-3543:~/eclipse-workspace$ cd lab/</text:p>
      <text:p text:style-name="Standard">hdoop@inspiron-Inspiron-3543:~/eclipse-workspace/lab$ hadoop fs -put input.txt inp.txt</text:p>
      <text:p text:style-name="Standard">2021-05-25 14:14:26,299 INFO sasl.SaslDataTransferClient: SASL encryption trust check: localHostTrusted = false, remoteHostTrusted = false</text:p>
      <text:p text:style-name="Standard">hdoop@inspiron-Inspiron-3543:~/eclipse-workspace/lab$ hadoop fs -ls</text:p>
      <text:p text:style-name="Standard">Found 6 items</text:p>
      <text:p text:style-name="Standard">-rw-r--r-- <text:s text:c="2"/>1 hdoop supergroup <text:s text:c="8"/>41 2021-05-25 14:14 inp.txt</text:p>
      <text:p text:style-name="Standard">-rw-r--r-- <text:s text:c="2"/>1 hdoop supergroup <text:s text:c="8"/>41 2021-05-18 15:13 input.txt</text:p>
      <text:p text:style-name="Standard">drwxr-xr-x <text:s text:c="2"/>- hdoop supergroup <text:s text:c="9"/>0 2021-05-18 15:21 output</text:p>
      <text:p text:style-name="Standard">drwxr-xr-x <text:s text:c="2"/>- hdoop supergroup <text:s text:c="9"/>0 2021-05-18 15:44 output1</text:p>
      <text:p text:style-name="Standard">drwxr-xr-x <text:s text:c="2"/>- hdoop supergroup <text:s text:c="9"/>0 2021-05-11 16:22 p1</text:p>
      <text:p text:style-name="Standard">-rw-r--r-- <text:s text:c="2"/>1 hdoop supergroup <text:s text:c="8"/>41 2021-05-11 16:16 wordcount.txt</text:p>
      <text:p text:style-name="Standard">hdoop@inspiron-Inspiron-3543:~/eclipse-workspace/lab$ cd ~</text:p>
      <text:p text:style-name="Standard">hdoop@inspiron-Inspiron-3543:~$ hadoop jar prgm1.jar WordCount inp.txt out1</text:p>
      <text:p text:style-name="Standard">Exception in thread "main" java.lang.ClassNotFoundException: WordCount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316)</text:p>
      <text:p text:style-name="Standard"><text:tab/>at org.apache.hadoop.util.RunJar.main(RunJar.java:236)</text:p>
      <text:p text:style-name="Standard">hdoop@inspiron-Inspiron-3543:~$ hadoop jar prgm1.jar lab.WordCount inp.txt out1</text:p>
      <text:p text:style-name="Standard">2021-05-25 14:16:30,925 INFO client.RMProxy: Connecting to ResourceManager at /127.0.0.1:8032</text:p>
      <text:p text:style-name="Standard">2021-05-25 14:16:32,119 WARN mapreduce.JobResourceUploader: Hadoop command-line option parsing not performed. Implement the Tool interface and execute your application with ToolRunner to remedy this.</text:p>
      <text:p text:style-name="Standard">2021-05-25 14:16:32,196 INFO mapreduce.JobResourceUploader: Disabling Erasure Coding for path: /tmp/hadoop-yarn/staging/hdoop/.staging/job_1621931968162_0001</text:p>
      <text:p text:style-name="Standard">2021-05-25 14:16:32,411 INFO sasl.SaslDataTransferClient: SASL encryption trust check: localHostTrusted = false, remoteHostTrusted = false</text:p>
      <text:p text:style-name="Standard">2021-05-25 14:16:32,623 INFO input.FileInputFormat: Total input files to process : 1</text:p>
      <text:p text:style-name="Standard">2021-05-25 14:16:32,859 INFO sasl.SaslDataTransferClient: SASL encryption trust check: localHostTrusted = false, remoteHostTrusted = false</text:p>
      <text:p text:style-name="Standard">2021-05-25 14:16:32,936 INFO sasl.SaslDataTransferClient: SASL encryption trust check: localHostTrusted = false, remoteHostTrusted = false</text:p>
      <text:p text:style-name="Standard">2021-05-25 14:16:32,959 INFO mapreduce.JobSubmitter: number of splits:1</text:p>
      <text:p text:style-name="Standard">2021-05-25 14:16:33,735 INFO sasl.SaslDataTransferClient: SASL encryption trust check: localHostTrusted = false, remoteHostTrusted = false</text:p>
      <text:p text:style-name="Standard">2021-05-25 14:16:33,767 INFO mapreduce.JobSubmitter: Submitting tokens for job: job_1621931968162_0001</text:p>
      <text:p text:style-name="Standard">2021-05-25 14:16:33,767 INFO mapreduce.JobSubmitter: Executing with tokens: []</text:p>
      <text:p text:style-name="Standard">2021-05-25 14:16:34,331 INFO conf.Configuration: resource-types.xml not found</text:p>
      <text:p text:style-name="Standard">2021-05-25 14:16:34,332 INFO resource.ResourceUtils: Unable to find 'resource-types.xml'.</text:p>
      <text:p text:style-name="Standard"><text:soft-page-break/>2021-05-25 14:16:35,100 INFO impl.YarnClientImpl: Submitted application application_1621931968162_0001</text:p>
      <text:p text:style-name="Standard">2021-05-25 14:16:35,217 INFO mapreduce.Job: The url to track the job: http://inspiron-Inspiron-3543:8088/proxy/application_1621931968162_0001/</text:p>
      <text:p text:style-name="Standard">2021-05-25 14:16:35,219 INFO mapreduce.Job: Running job: job_1621931968162_0001</text:p>
      <text:p text:style-name="Standard">2021-05-25 14:17:13,301 INFO mapreduce.Job: Job job_1621931968162_0001 running in uber mode : false</text:p>
      <text:p text:style-name="Standard">2021-05-25 14:17:13,507 INFO mapreduce.Job: <text:s/>map 0% reduce 0%</text:p>
      <text:p text:style-name="Standard">2021-05-25 14:19:25,999 INFO mapreduce.Job: <text:s/>map 100% reduce 0%</text:p>
      <text:p text:style-name="Standard">2021-05-25 14:19:43,113 INFO mapreduce.Job: <text:s/>map 100% reduce 100%</text:p>
      <text:p text:style-name="Standard">2021-05-25 14:19:44,140 INFO mapreduce.Job: Job job_1621931968162_0001 completed successfully</text:p>
      <text:p text:style-name="Standard">2021-05-25 14:19:44,293 INFO mapreduce.Job: Counters: 54</text:p>
      <text:p text:style-name="Standard"><text:tab/>File System Counters</text:p>
      <text:p text:style-name="Standard"><text:tab/><text:tab/>FILE: Number of bytes read=70</text:p>
      <text:p text:style-name="Standard"><text:tab/><text:tab/>FILE: Number of bytes written=451015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46</text:p>
      <text:p text:style-name="Standard"><text:tab/><text:tab/>HDFS: Number of bytes written=40</text:p>
      <text:p text:style-name="Standard"><text:tab/><text:tab/>HDFS: Number of read operations=8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1</text:p>
      <text:p text:style-name="Standard"><text:tab/><text:tab/>Launched reduce tasks=1</text:p>
      <text:p text:style-name="Standard"><text:tab/><text:tab/>Data-local map tasks=1</text:p>
      <text:p text:style-name="Standard"><text:tab/><text:tab/>Total time spent by all maps in occupied slots (ms)=37463</text:p>
      <text:p text:style-name="Standard"><text:tab/><text:tab/>Total time spent by all reduces in occupied slots (ms)=14542</text:p>
      <text:p text:style-name="Standard"><text:tab/><text:tab/>Total time spent by all map tasks (ms)=37463</text:p>
      <text:p text:style-name="Standard"><text:tab/><text:tab/>Total time spent by all reduce tasks (ms)=14542</text:p>
      <text:p text:style-name="Standard"><text:tab/><text:tab/>Total vcore-milliseconds taken by all map tasks=37463</text:p>
      <text:p text:style-name="Standard"><text:tab/><text:tab/>Total vcore-milliseconds taken by all reduce tasks=14542</text:p>
      <text:p text:style-name="Standard"><text:tab/><text:tab/>Total megabyte-milliseconds taken by all map tasks=38362112</text:p>
      <text:p text:style-name="Standard"><text:tab/><text:tab/>Total megabyte-milliseconds taken by all reduce tasks=14891008</text:p>
      <text:p text:style-name="Standard"><text:tab/>Map-Reduce Framework</text:p>
      <text:p text:style-name="Standard"><text:tab/><text:tab/>Map input records=4</text:p>
      <text:p text:style-name="Standard"><text:tab/><text:tab/>Map output records=8</text:p>
      <text:p text:style-name="Standard"><text:tab/><text:tab/>Map output bytes=73</text:p>
      <text:p text:style-name="Standard"><text:tab/><text:tab/>Map output materialized bytes=70</text:p>
      <text:p text:style-name="Standard"><text:tab/><text:tab/>Input split bytes=105</text:p>
      <text:p text:style-name="Standard"><text:tab/><text:tab/>Combine input records=8</text:p>
      <text:p text:style-name="Standard"><text:tab/><text:tab/>Combine output records=6</text:p>
      <text:p text:style-name="Standard"><text:tab/><text:tab/>Reduce input groups=6</text:p>
      <text:p text:style-name="Standard"><text:tab/><text:tab/>Reduce shuffle bytes=70</text:p>
      <text:p text:style-name="Standard"><text:tab/><text:tab/>Reduce input records=6</text:p>
      <text:p text:style-name="Standard"><text:tab/><text:tab/>Reduce output records=6</text:p>
      <text:p text:style-name="Standard"><text:tab/><text:tab/>Spilled Records=12</text:p>
      <text:p text:style-name="Standard"><text:tab/><text:tab/>Shuffled Maps =1</text:p>
      <text:p text:style-name="Standard"><text:tab/><text:tab/>Failed Shuffles=0</text:p>
      <text:p text:style-name="Standard"><text:tab/><text:tab/>Merged Map outputs=1</text:p>
      <text:p text:style-name="Standard"><text:tab/><text:tab/>GC time elapsed (ms)=145</text:p>
      <text:p text:style-name="Standard"><text:tab/><text:tab/>CPU time spent (ms)=1700</text:p>
      <text:p text:style-name="Standard"><text:tab/><text:tab/>Physical memory (bytes) snapshot=417366016</text:p>
      <text:p text:style-name="Standard"><text:tab/><text:tab/>Virtual memory (bytes) snapshot=5186113536</text:p>
      <text:p text:style-name="Standard"><text:soft-page-break/><text:tab/><text:tab/>Total committed heap usage (bytes)=271056896</text:p>
      <text:p text:style-name="Standard"><text:tab/><text:tab/>Peak Map Physical memory (bytes)=260141056</text:p>
      <text:p text:style-name="Standard"><text:tab/><text:tab/>Peak Map Virtual memory (bytes)=2589003776</text:p>
      <text:p text:style-name="Standard"><text:tab/><text:tab/>Peak Reduce Physical memory (bytes)=157224960</text:p>
      <text:p text:style-name="Standard"><text:tab/><text:tab/>Peak Reduce Virtual memory (bytes)=2597109760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41</text:p>
      <text:p text:style-name="Standard"><text:tab/>File Output Format Counters </text:p>
      <text:p text:style-name="Standard"><text:tab/><text:tab/>Bytes Written=40</text:p>
      <text:p text:style-name="Standard">hdoop@inspiron-Inspiron-3543:~$ hadoop fs -ls</text:p>
      <text:p text:style-name="Standard">Found 7 items</text:p>
      <text:p text:style-name="Standard">-rw-r--r-- <text:s text:c="2"/>1 hdoop supergroup <text:s text:c="8"/>41 2021-05-25 14:14 inp.txt</text:p>
      <text:p text:style-name="Standard">-rw-r--r-- <text:s text:c="2"/>1 hdoop supergroup <text:s text:c="8"/>41 2021-05-18 15:13 input.txt</text:p>
      <text:p text:style-name="Standard">drwxr-xr-x <text:s text:c="2"/>- hdoop supergroup <text:s text:c="9"/>0 2021-05-25 14:19 out1</text:p>
      <text:p text:style-name="Standard">drwxr-xr-x <text:s text:c="2"/>- hdoop supergroup <text:s text:c="9"/>0 2021-05-18 15:21 output</text:p>
      <text:p text:style-name="Standard">drwxr-xr-x <text:s text:c="2"/>- hdoop supergroup <text:s text:c="9"/>0 2021-05-18 15:44 output1</text:p>
      <text:p text:style-name="Standard">drwxr-xr-x <text:s text:c="2"/>- hdoop supergroup <text:s text:c="9"/>0 2021-05-11 16:22 p1</text:p>
      <text:p text:style-name="Standard">-rw-r--r-- <text:s text:c="2"/>1 hdoop supergroup <text:s text:c="8"/>41 2021-05-11 16:16 wordcount.txt</text:p>
      <text:p text:style-name="Standard">hdoop@inspiron-Inspiron-3543:~$ hadoop fs -ls out1</text:p>
      <text:p text:style-name="Standard">Found 2 items</text:p>
      <text:p text:style-name="Standard">-rw-r--r-- <text:s text:c="2"/>1 hdoop supergroup <text:s text:c="9"/>0 2021-05-25 14:19 out1/_SUCCESS</text:p>
      <text:p text:style-name="Standard">-rw-r--r-- <text:s text:c="2"/>1 hdoop supergroup <text:s text:c="8"/>40 2021-05-25 14:19 out1/part-r-00000</text:p>
      <text:p text:style-name="Standard">hdoop@inspiron-Inspiron-3543:~$ hadoop fs -cat out1/part-r-00000</text:p>
      <text:p text:style-name="Standard">2021-05-25 14:22:28,138 INFO sasl.SaslDataTransferClient: SASL encryption trust check: localHostTrusted = false, remoteHostTrusted = false</text:p>
      <text:p text:style-name="Standard">are<text:tab/>1</text:p>
      <text:p text:style-name="Standard">hadoop<text:tab/>2</text:p>
      <text:p text:style-name="Standard">hello<text:tab/>2</text:p>
      <text:p text:style-name="Standard">hi<text:tab/>1</text:p>
      <text:p text:style-name="Standard">how<text:tab/>1</text:p>
      <text:p text:style-name="Standard">you<text:tab/>1</text:p>
      <text:p text:style-name="Standard">hdoop@inspiron-Inspiron-3543:~$ cd hadoop-3.2.1/sbin/</text:p>
      <text:p text:style-name="Standard">hdoop@inspiron-Inspiron-3543:~/hadoop-3.2.1/sbin$ ./stop-all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5:58:29.073865484</meta:creation-date>
    <dc:date>2021-05-25T15:59:39.310608524</dc:date>
    <meta:editing-duration>PT1M23S</meta:editing-duration>
    <meta:editing-cycles>1</meta:editing-cycles>
    <meta:document-statistic meta:table-count="0" meta:image-count="0" meta:object-count="0" meta:page-count="3" meta:paragraph-count="139" meta:word-count="765" meta:character-count="7208" meta:non-whitespace-character-count="6305"/>
    <meta:generator>LibreOffice/6.0.7.3$Linux_X86_64 LibreOffice_project/00m0$Build-3</meta:generator>
  </office:meta>
</office:document-meta>
</file>